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1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1" style:language-asian="fr" style:country-asian="FR" style:font-style-asian="normal" style:font-weight-asian="bold" style:font-name-complex="Arial1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Arial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2" style:language-asian="fr" style:country-asian="FR" style:font-style-asian="normal" style:font-weight-asian="bold" style:font-name-complex="Arial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none"/>
      <style:paragraph-properties fo:text-align="center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bold" style:font-name-complex="Arial1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ff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center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2" style:font-size-asian="12pt" style:language-asian="fr" style:country-asian="FR" style:font-style-asian="normal" style:font-weight-asian="bold" style:font-name-complex="Arial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bold" fo:language="fr" fo:country="FR" style:language-asian="fr" style:country-asian="FR" style:font-name-asian="Arial" style:font-name-complex="Arial" style:font-size-asian="12pt" style:font-weight-asian="bold" style:font-weight-complex="bold"/>
    </style:style>
    <style:style style:name="T2" style:family="text">
      <style:text-properties fo:color="#000000" style:font-name="Arial" fo:font-weight="bold" fo:language="fr" fo:country="FR" style:language-asian="fr" style:country-asian="FR" style:font-name-asian="Arial" style:font-name-complex="Arial" style:font-weight-asian="bold" style:font-weight-complex="bold" fo:font-size="16pt" style:font-size-asian="16pt"/>
    </style:style>
    <style:style style:name="T3" style:family="text">
      <style:text-properties fo:color="#000000" style:font-name="Arial" fo:font-weight="bold" fo:language="fr" fo:country="FR" style:language-asian="fr" style:country-asian="FR" style:font-name-asian="Arial" style:font-name-complex="Arial" style:font-weight-asian="bold" style:font-weight-complex="bold" fo:font-size="12pt" style:font-size-asian="12pt"/>
    </style:style>
    <style:style style:name="T4" style:family="text">
      <style:text-properties fo:color="#000000" style:font-name="Arial" fo:font-size="12pt" fo:font-weight="bold" style:letter-kerning="true" fo:language="fr" fo:country="FR" style:language-asian="fr" style:country-asian="FR" style:font-name-asian="Arial" style:font-name-complex="Arial" style:font-size-asian="12pt" style:font-weight-asian="bold" style:font-weight-complex="bold"/>
    </style:style>
    <style:style style:name="T5" style:family="text">
      <style:text-properties fo:color="#000000" style:font-name="Arial" fo:font-weight="bold" style:letter-kerning="true" fo:language="fr" fo:country="FR" style:language-asian="fr" style:country-asian="FR" style:font-name-asian="Arial" style:font-name-complex="Arial" style:font-weight-asian="bold" style:font-weight-complex="bold" fo:font-size="16pt" style:font-size-asian="16pt"/>
    </style:style>
    <style:style style:name="T6" style:family="text">
      <style:text-properties fo:color="#000000" style:font-name="Arial" fo:font-weight="bold" style:letter-kerning="true" fo:language="fr" fo:country="FR" style:language-asian="fr" style:country-asian="FR" style:font-name-asian="Arial" style:font-name-complex="Arial" style:font-weight-asian="bold" style:font-weight-complex="bold" fo:font-size="12pt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89mm" svg:height="90.04mm" svg:x="159.06mm" svg:y="3.72mm">
            <draw:object draw:notify-on-update-of-ranges="Feuille1.B2:Feuille1.B4 Feuille1.C2:Feuille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4.48mm" svg:y="122.79mm">
            <draw:object draw:notify-on-update-of-ranges="Feuille1.B27:Feuille1.B31 Feuille1.C27:Feuille1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4.48mm" svg:y="236.58mm">
            <draw:object draw:notify-on-update-of-ranges="Feuille1.B51:Feuille1.B56 Feuille1.C51:Feuille1.C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 de l'image</text:p>
          </table:table-cell>
          <table:table-cell table:style-name="ce1" office:value-type="string" calcext:value-type="string">
            <text:p>Résolution de l'image </text:p>
          </table:table-cell>
          <table:table-cell table:style-name="ce1" office:value-type="string" calcext:value-type="string">
            <text:p>Temps de traitement (secondes)</text:p>
          </table:table-cell>
        </table:table-row>
        <table:table-row table:style-name="ro2">
          <table:table-cell table:style-name="ce1" office:value-type="string" calcext:value-type="string">
            <text:p>Phare1.jpg</text:p>
          </table:table-cell>
          <table:table-cell table:style-name="ce3" office:value-type="float" office:value="1187056" calcext:value-type="float">
            <text:p>1187056</text:p>
          </table:table-cell>
          <table:table-cell table:style-name="ce3" office:value-type="float" office:value="4.11629295349121" calcext:value-type="float">
            <text:p>4,11629295349121</text:p>
          </table:table-cell>
        </table:table-row>
        <table:table-row table:style-name="ro2">
          <table:table-cell table:style-name="ce1" office:value-type="string" calcext:value-type="string">
            <text:p>Phare2.jpg</text:p>
          </table:table-cell>
          <table:table-cell table:style-name="ce4" office:value-type="float" office:value="5078016" calcext:value-type="float">
            <text:p>5078016</text:p>
          </table:table-cell>
          <table:table-cell table:style-name="ce4" office:value-type="float" office:value="15.3439247608185" calcext:value-type="float">
            <text:p>15,3439247608185</text:p>
          </table:table-cell>
        </table:table-row>
        <table:table-row table:style-name="ro2">
          <table:table-cell table:style-name="ce1" office:value-type="string" calcext:value-type="string">
            <text:p>Phare3.jpg</text:p>
          </table:table-cell>
          <table:table-cell table:style-name="ce4" office:value-type="float" office:value="21829430" calcext:value-type="float">
            <text:p>21829430</text:p>
          </table:table-cell>
          <table:table-cell table:style-name="ce4" office:value-type="float" office:value="64.0757033824921" calcext:value-type="float">
            <text:p>64,0757033824921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<text:span text:style-name="T1">Nombre de données </text:span><text:span text:style-name="T2">N</text:span><text:span text:style-name="T3"> à trier</text:span></text:p>
          </table:table-cell>
          <table:table-cell table:style-name="ce11" office:value-type="string" calcext:value-type="string">
            <text:p>Temps de traitement </text:p>
          </table:table-cell>
        </table:table-row>
        <table:table-row table:style-name="ro2">
          <table:table-cell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702109813690185" calcext:value-type="float">
            <text:p>0,702109813690185</text:p>
          </table:table-cell>
        </table:table-row>
        <table:table-row table:style-name="ro2">
          <table:table-cell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1.01850843429565" calcext:value-type="float">
            <text:p>1,01850843429565</text:p>
          </table:table-cell>
        </table:table-row>
        <table:table-row table:style-name="ro2">
          <table:table-cell/>
          <table:table-cell table:style-name="ce8" office:value-type="float" office:value="10000" calcext:value-type="float">
            <text:p>10000</text:p>
          </table:table-cell>
          <table:table-cell table:style-name="ce12" office:value-type="float" office:value="1.26422691345215" calcext:value-type="float">
            <text:p>1,26422691345215</text:p>
          </table:table-cell>
        </table:table-row>
        <table:table-row table:style-name="ro2">
          <table:table-cell/>
          <table:table-cell table:style-name="ce8" office:value-type="float" office:value="30000" calcext:value-type="float">
            <text:p>30000</text:p>
          </table:table-cell>
          <table:table-cell table:style-name="ce12" office:value-type="float" office:value="1.61809229850769" calcext:value-type="float">
            <text:p>1,61809229850769</text:p>
          </table:table-cell>
        </table:table-row>
        <table:table-row table:style-name="ro2">
          <table:table-cell/>
          <table:table-cell table:style-name="ce8" office:value-type="float" office:value="50000" calcext:value-type="float">
            <text:p>50000</text:p>
          </table:table-cell>
          <table:table-cell table:style-name="ce12" office:value-type="float" office:value="1.8021388053894" calcext:value-type="float">
            <text:p>1,8021388053894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3">
          <table:table-cell/>
          <table:table-cell table:style-name="ce9" office:value-type="string" calcext:value-type="string">
            <text:p><text:span text:style-name="T4">Nombre de données </text:span><text:span text:style-name="T5">N</text:span><text:span text:style-name="T6"> à trier</text:span></text:p>
          </table:table-cell>
          <table:table-cell table:style-name="ce13" office:value-type="string" calcext:value-type="string">
            <text:p>Temps de traitement </text:p>
          </table:table-cell>
        </table:table-row>
        <table:table-row table:style-name="ro2">
          <table:table-cell/>
          <table:table-cell table:style-name="ce10" office:value-type="float" office:value="1000" calcext:value-type="float">
            <text:p>1000</text:p>
          </table:table-cell>
          <table:table-cell table:style-name="ce14" office:value-type="float" office:value="0.0312478542327881" calcext:value-type="float">
            <text:p>0,031247854232788</text:p>
          </table:table-cell>
        </table:table-row>
        <table:table-row table:style-name="ro2">
          <table:table-cell/>
          <table:table-cell table:style-name="ce10" office:value-type="float" office:value="2000" calcext:value-type="float">
            <text:p>2000</text:p>
          </table:table-cell>
          <table:table-cell table:style-name="ce14" office:value-type="float" office:value="0.169235467910767" calcext:value-type="float">
            <text:p>0,169235467910767</text:p>
          </table:table-cell>
        </table:table-row>
        <table:table-row table:style-name="ro2">
          <table:table-cell/>
          <table:table-cell table:style-name="ce10" office:value-type="float" office:value="4000" calcext:value-type="float">
            <text:p>4000</text:p>
          </table:table-cell>
          <table:table-cell table:style-name="ce14" office:value-type="float" office:value="0.563825130462647" calcext:value-type="float">
            <text:p>0,563825130462647</text:p>
          </table:table-cell>
        </table:table-row>
        <table:table-row table:style-name="ro2">
          <table:table-cell/>
          <table:table-cell table:style-name="ce10" office:value-type="float" office:value="8000" calcext:value-type="float">
            <text:p>8000</text:p>
          </table:table-cell>
          <table:table-cell table:style-name="ce14" office:value-type="float" office:value="2.47089576721191" calcext:value-type="float">
            <text:p>2,47089576721191</text:p>
          </table:table-cell>
        </table:table-row>
        <table:table-row table:style-name="ro2">
          <table:table-cell/>
          <table:table-cell table:style-name="ce10" office:value-type="float" office:value="10000" calcext:value-type="float">
            <text:p>10000</text:p>
          </table:table-cell>
          <table:table-cell table:style-name="ce14" office:value-type="float" office:value="3.6130690574646" calcext:value-type="float">
            <text:p>3,6130690574646</text:p>
          </table:table-cell>
        </table:table-row>
        <table:table-row table:style-name="ro2">
          <table:table-cell/>
          <table:table-cell table:style-name="ce10" office:value-type="float" office:value="20000" calcext:value-type="float">
            <text:p>20000</text:p>
          </table:table-cell>
          <table:table-cell table:style-name="ce14" office:value-type="float" office:value="14.5812230110168" calcext:value-type="float">
            <text:p>14,5812230110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2" svg:font-family="Arial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5:12:31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3-30T15:53:09.125000000</dc:date>
    <meta:editing-duration>PT31M3S</meta:editing-duration>
    <meta:editing-cycles>4</meta:editing-cycles>
    <meta:generator>LibreOffice/6.2.4.2$Windows_X86_64 LibreOffice_project/2412653d852ce75f65fbfa83fb7e7b669a126d64</meta:generator>
    <meta:document-statistic meta:table-count="1" meta:cell-count="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3.058cm" svg:y="4.203cm" style:legend-expansion="high" chart:style-name="ch2"/>
        <chart:plot-area chart:style-name="ch3" table:cell-range-address="Feuille1.B2:Feuille1.C4" svg:x="0.319cm" svg:y="0.18cm" svg:width="12.42cm" svg:height="8.645cm">
          <chartooo:coordinate-region svg:x="0.94cm" svg:y="0.379cm" svg:width="11.05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4" chart:class="chart:scatter">
            <chart:domain table:cell-range-address="Feuille1.B2:Feuille1.B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7056">
                <text:p>1187056</text:p>
                <draw:g>
                  <svg:desc>Feuille1.B2:Feuille1.B4</svg:desc>
                </draw:g>
              </table:table-cell>
              <table:table-cell office:value-type="float" office:value="4.11629295349121">
                <text:p>4.11629295349121</text:p>
                <draw:g>
                  <svg:desc>Feuille1.C2:Feuille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8016">
                <text:p>5078016</text:p>
              </table:table-cell>
              <table:table-cell office:value-type="float" office:value="15.3439247608185">
                <text:p>15.3439247608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29430">
                <text:p>21829430</text:p>
              </table:table-cell>
              <table:table-cell office:value-type="float" office:value="64.0757033824921">
                <text:p>64.0757033824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B27:Feuille1.C31" svg:x="0.32cm" svg:y="0.18cm" svg:width="12.428cm" svg:height="8.64cm">
          <chartooo:coordinate-region svg:x="1.047cm" svg:y="0.379cm" svg:width="11.2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7:Feuille1.C31" chart:class="chart:scatter">
            <chart:domain table:cell-range-address="Feuille1.B27:Feuille1.B31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B27:Feuille1.B31</svg:desc>
                </draw:g>
              </table:table-cell>
              <table:table-cell office:value-type="float" office:value="0.702109813690185">
                <text:p>0.702109813690185</text:p>
                <draw:g>
                  <svg:desc>Feuille1.C27:Feuille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01850843429565">
                <text:p>1.01850843429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26422691345215">
                <text:p>1.2642269134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1.61809229850769">
                <text:p>1.61809229850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.8021388053894">
                <text:p>1.8021388053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B51:Feuille1.C56" svg:x="0.32cm" svg:y="0.18cm" svg:width="12.428cm" svg:height="8.64cm">
          <chartooo:coordinate-region svg:x="0.756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51:Feuille1.C56" chart:class="chart:scatter">
            <chart:domain table:cell-range-address="Feuille1.B51:Feuille1.B5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B51:Feuille1.B56</svg:desc>
                </draw:g>
              </table:table-cell>
              <table:table-cell office:value-type="float" office:value="0.0312478542327881">
                <text:p>0.0312478542327881</text:p>
                <draw:g>
                  <svg:desc>Feuille1.C51:Feuille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169235467910767">
                <text:p>0.169235467910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563825130462647">
                <text:p>0.563825130462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2.47089576721191">
                <text:p>2.47089576721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.6130690574646">
                <text:p>3.6130690574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14.5812230110168">
                <text:p>14.58122301101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